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8cm" fo:margin-left="-0.206cm" fo:margin-top="0cm" fo:margin-bottom="0cm" table:align="left" style:writing-mode="lr-tb"/>
    </style:style>
    <style:style style:name="Table1.A" style:family="table-column">
      <style:table-column-properties style:column-width="3.228cm"/>
    </style:style>
    <style:style style:name="Table1.B" style:family="table-column">
      <style:table-column-properties style:column-width="12.7cm"/>
    </style:style>
    <style:style style:name="Table1.1" style:family="table-row">
      <style:table-row-properties style:min-row-height="0.741cm" style:keep-together="true" fo:keep-together="auto"/>
    </style:style>
    <style:style style:name="Table1.A1" style:family="table-cell">
      <style:table-cell-properties fo:padding="0.176cm" fo:border-left="none" fo:border-right="0.018cm solid #000001" fo:border-top="none" fo:border-bottom="none" style:writing-mode="lr-tb"/>
    </style:style>
    <style:style style:name="Table1.B1" style:family="table-cell">
      <style:table-cell-properties fo:padding="0.176cm" fo:border="0.018cm solid #000001" style:writing-mode="lr-tb"/>
    </style:style>
    <style:style style:name="Tabela1" style:family="table">
      <style:table-properties style:width="15.926cm" fo:margin-left="-0.206cm" fo:margin-top="0cm" fo:margin-bottom="0cm" table:align="left" style:writing-mode="lr-tb"/>
    </style:style>
    <style:style style:name="Tabela1.A" style:family="table-column">
      <style:table-column-properties style:column-width="15.92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="0.176cm" fo:border="0.035cm solid #000001" style:writing-mode="lr-tb"/>
    </style:style>
    <style:style style:name="Table3" style:family="table">
      <style:table-properties style:width="15.926cm" fo:margin-left="-0.206cm" fo:margin-top="0cm" fo:margin-bottom="0cm" table:align="left" style:writing-mode="lr-tb"/>
    </style:style>
    <style:style style:name="Table3.A" style:family="table-column">
      <style:table-column-properties style:column-width="15.926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="0.176cm" fo:border="0.035cm solid #000001" style:writing-mode="lr-tb"/>
    </style:style>
    <style:style style:name="Table4" style:family="table">
      <style:table-properties style:width="15.926cm" fo:margin-left="-0.206cm" fo:margin-top="0cm" fo:margin-bottom="0cm" table:align="left" style:writing-mode="lr-tb"/>
    </style:style>
    <style:style style:name="Table4.A" style:family="table-column">
      <style:table-column-properties style:column-width="15.926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="0.176cm" fo:border="0.035cm solid #000001" style:writing-mode="lr-tb"/>
    </style:style>
    <style:style style:name="Table5" style:family="table">
      <style:table-properties style:width="15.926cm" fo:margin-left="-0.206cm" fo:margin-top="0cm" fo:margin-bottom="0cm" table:align="left" style:writing-mode="lr-tb"/>
    </style:style>
    <style:style style:name="Table5.A" style:family="table-column">
      <style:table-column-properties style:column-width="15.926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="0.176cm" fo:border="0.035cm solid #ff0000" style:writing-mode="lr-tb"/>
    </style:style>
    <style:style style:name="Table6" style:family="table">
      <style:table-properties style:width="15.926cm" fo:margin-left="-0.206cm" fo:margin-top="0cm" fo:margin-bottom="0cm" table:align="left" style:writing-mode="lr-tb"/>
    </style:style>
    <style:style style:name="Table6.A" style:family="table-column">
      <style:table-column-properties style:column-width="15.926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="0.176cm" fo:border="0.035cm solid #000001" style:writing-mode="lr-tb"/>
    </style:style>
    <style:style style:name="Table7" style:family="table">
      <style:table-properties style:width="15.926cm" fo:margin-left="-0.206cm" fo:margin-top="0cm" fo:margin-bottom="0cm" table:align="left" style:writing-mode="lr-tb"/>
    </style:style>
    <style:style style:name="Table7.A" style:family="table-column">
      <style:table-column-properties style:column-width="15.926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padding="0.176cm" fo:border="0.035cm solid #ff0000" style:writing-mode="lr-tb"/>
    </style:style>
    <style:style style:name="Table8" style:family="table">
      <style:table-properties style:width="15.926cm" fo:margin-left="-0.206cm" fo:margin-top="0cm" fo:margin-bottom="0cm" table:align="left" style:writing-mode="lr-tb"/>
    </style:style>
    <style:style style:name="Table8.A" style:family="table-column">
      <style:table-column-properties style:column-width="15.926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="0.176cm" fo:border="0.035cm solid #000001" style:writing-mode="lr-tb"/>
    </style:style>
    <style:style style:name="Table9" style:family="table">
      <style:table-properties style:width="15.926cm" fo:margin-left="-0.206cm" fo:margin-top="0cm" fo:margin-bottom="0cm" table:align="left" style:writing-mode="lr-tb"/>
    </style:style>
    <style:style style:name="Table9.A" style:family="table-column">
      <style:table-column-properties style:column-width="15.926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="0.176cm" fo:border="0.035cm solid #ff0000" style:writing-mode="lr-tb"/>
    </style:style>
    <style:style style:name="Table10" style:family="table">
      <style:table-properties style:width="15.926cm" fo:margin-left="-0.206cm" fo:margin-top="0cm" fo:margin-bottom="0cm" table:align="left" style:writing-mode="lr-tb"/>
    </style:style>
    <style:style style:name="Table10.A" style:family="table-column">
      <style:table-column-properties style:column-width="15.926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="0.176cm" fo:border="0.035cm solid #000001" style:writing-mode="lr-tb"/>
    </style:style>
    <style:style style:name="Table11" style:family="table">
      <style:table-properties style:width="15.905cm" fo:margin-left="-0.206cm" fo:margin-right="0.222cm" fo:margin-top="0cm" fo:margin-bottom="0cm" table:align="margins" style:writing-mode="lr-tb"/>
    </style:style>
    <style:style style:name="Table11.A" style:family="table-column">
      <style:table-column-properties style:column-width="15.905cm" style:rel-column-width="65535*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padding="0.176cm" fo:border="0.035cm solid #000001" style:writing-mode="lr-tb"/>
    </style:style>
    <style:style style:name="Table12" style:family="table">
      <style:table-properties style:width="15.926cm" fo:margin-left="-0.206cm" fo:margin-top="0cm" fo:margin-bottom="0cm" table:align="left" style:writing-mode="lr-tb"/>
    </style:style>
    <style:style style:name="Table12.A" style:family="table-column">
      <style:table-column-properties style:column-width="15.926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padding="0.176cm" fo:border="0.035cm solid #ff0000" style:writing-mode="lr-tb"/>
    </style:style>
    <style:style style:name="Table13" style:family="table">
      <style:table-properties style:width="15.933cm" fo:margin-left="-0.206cm" fo:margin-right="0.194cm" fo:margin-top="0cm" fo:margin-bottom="0cm" table:align="margins" style:writing-mode="lr-tb"/>
    </style:style>
    <style:style style:name="Table13.A" style:family="table-column">
      <style:table-column-properties style:column-width="15.933cm" style:rel-column-width="65535*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fo:padding="0.176cm" fo:border="0.035cm solid #000001" style:writing-mode="lr-tb"/>
    </style:style>
    <style:style style:name="Table14" style:family="table">
      <style:table-properties style:width="15.926cm" fo:margin-left="-0.206cm" fo:margin-top="0cm" fo:margin-bottom="0cm" table:align="left" style:writing-mode="lr-tb"/>
    </style:style>
    <style:style style:name="Table14.A" style:family="table-column">
      <style:table-column-properties style:column-width="15.926cm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padding="0.176cm" fo:border="0.035cm solid #ff0000" style:writing-mode="lr-tb"/>
    </style:style>
    <style:style style:name="Table15" style:family="table">
      <style:table-properties style:width="15.926cm" fo:margin-left="-0.206cm" fo:margin-top="0cm" fo:margin-bottom="0cm" table:align="left" style:writing-mode="lr-tb"/>
    </style:style>
    <style:style style:name="Table15.A" style:family="table-column">
      <style:table-column-properties style:column-width="15.926cm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fo:padding="0.176cm" fo:border="0.035cm solid #ff0000" style:writing-mode="lr-tb"/>
    </style:style>
    <style:style style:name="Table16" style:family="table">
      <style:table-properties style:width="15.926cm" fo:margin-left="-0.206cm" fo:margin-top="0cm" fo:margin-bottom="0cm" table:align="left" style:writing-mode="lr-tb"/>
    </style:style>
    <style:style style:name="Table16.A" style:family="table-column">
      <style:table-column-properties style:column-width="15.926cm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fo:padding="0.176cm" fo:border="0.035cm solid #000001" style:writing-mode="lr-tb"/>
    </style:style>
    <style:style style:name="Table17" style:family="table">
      <style:table-properties style:width="15.926cm" fo:margin-left="-0.206cm" fo:margin-top="0cm" fo:margin-bottom="0cm" table:align="left" style:writing-mode="lr-tb"/>
    </style:style>
    <style:style style:name="Table17.A" style:family="table-column">
      <style:table-column-properties style:column-width="15.926cm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fo:padding="0.176cm" fo:border="0.035cm solid #000001" style:writing-mode="lr-tb"/>
    </style:style>
    <style:style style:name="Table18" style:family="table">
      <style:table-properties style:width="15.926cm" fo:margin-left="-0.206cm" fo:margin-top="0cm" fo:margin-bottom="0cm" table:align="left" style:writing-mode="lr-tb"/>
    </style:style>
    <style:style style:name="Table18.A" style:family="table-column">
      <style:table-column-properties style:column-width="15.926cm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fo:padding="0.176cm" fo:border="0.035cm solid #ff0000" style:writing-mode="lr-tb"/>
    </style:style>
    <style:style style:name="Table19" style:family="table">
      <style:table-properties style:width="15.926cm" fo:margin-left="-0.206cm" fo:margin-top="0cm" fo:margin-bottom="0cm" table:align="left" style:writing-mode="lr-tb"/>
    </style:style>
    <style:style style:name="Table19.A" style:family="table-column">
      <style:table-column-properties style:column-width="15.926cm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fo:padding="0.176cm" fo:border="0.035cm solid #ff0000" style:writing-mode="lr-tb"/>
    </style:style>
    <style:style style:name="Table20" style:family="table">
      <style:table-properties style:width="15.926cm" fo:margin-left="-0.206cm" fo:margin-top="0cm" fo:margin-bottom="0cm" table:align="left" style:writing-mode="lr-tb"/>
    </style:style>
    <style:style style:name="Table20.A" style:family="table-column">
      <style:table-column-properties style:column-width="15.926cm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fo:padding="0.176cm" fo:border="0.035cm solid #ff0000" style:writing-mode="lr-tb"/>
    </style:style>
    <style:style style:name="Table21" style:family="table">
      <style:table-properties style:width="15.926cm" fo:margin-left="-0.206cm" fo:margin-top="0cm" fo:margin-bottom="0cm" table:align="left" style:writing-mode="lr-tb"/>
    </style:style>
    <style:style style:name="Table21.A" style:family="table-column">
      <style:table-column-properties style:column-width="15.926cm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fo:padding="0.176cm" fo:border="0.035cm solid #000001" style:writing-mode="lr-tb"/>
    </style:style>
    <style:style style:name="Table22" style:family="table">
      <style:table-properties style:width="15.926cm" fo:margin-left="-0.206cm" fo:margin-top="0cm" fo:margin-bottom="0cm" table:align="left" style:writing-mode="lr-tb"/>
    </style:style>
    <style:style style:name="Table22.A" style:family="table-column">
      <style:table-column-properties style:column-width="15.926cm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fo:padding="0.176cm" fo:border="0.035cm solid #000001" style:writing-mode="lr-tb"/>
    </style:style>
    <style:style style:name="Table23" style:family="table">
      <style:table-properties style:width="15.926cm" fo:margin-left="-0.206cm" fo:margin-top="0cm" fo:margin-bottom="0cm" table:align="left" style:writing-mode="lr-tb"/>
    </style:style>
    <style:style style:name="Table23.A" style:family="table-column">
      <style:table-column-properties style:column-width="15.926cm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fo:padding="0.176cm" fo:border="0.035cm solid #000001" style:writing-mode="lr-tb"/>
    </style:style>
    <style:style style:name="Table24" style:family="table">
      <style:table-properties style:width="15.926cm" fo:margin-left="-0.206cm" fo:margin-top="0cm" fo:margin-bottom="0cm" table:align="left" style:writing-mode="lr-tb"/>
    </style:style>
    <style:style style:name="Table24.A" style:family="table-column">
      <style:table-column-properties style:column-width="15.926cm"/>
    </style:style>
    <style:style style:name="Table24.1" style:family="table-row">
      <style:table-row-properties style:keep-together="true" fo:keep-together="auto"/>
    </style:style>
    <style:style style:name="Table24.A1" style:family="table-cell">
      <style:table-cell-properties fo:padding="0.176cm" fo:border="0.035cm solid #ff0000" style:writing-mode="lr-tb"/>
    </style:style>
    <style:style style:name="Table25" style:family="table">
      <style:table-properties style:width="15.926cm" fo:margin-left="-0.206cm" fo:margin-top="0cm" fo:margin-bottom="0cm" table:align="left" style:writing-mode="lr-tb"/>
    </style:style>
    <style:style style:name="Table25.A" style:family="table-column">
      <style:table-column-properties style:column-width="15.926cm"/>
    </style:style>
    <style:style style:name="Table25.1" style:family="table-row">
      <style:table-row-properties style:keep-together="true" fo:keep-together="auto"/>
    </style:style>
    <style:style style:name="Table25.A1" style:family="table-cell">
      <style:table-cell-properties fo:padding="0.176cm" fo:border="0.035cm solid #000001" style:writing-mode="lr-tb"/>
    </style:style>
    <style:style style:name="Table26" style:family="table">
      <style:table-properties style:width="15.926cm" fo:margin-left="-0.206cm" fo:margin-top="0cm" fo:margin-bottom="0cm" table:align="left" style:writing-mode="lr-tb"/>
    </style:style>
    <style:style style:name="Table26.A" style:family="table-column">
      <style:table-column-properties style:column-width="15.926cm"/>
    </style:style>
    <style:style style:name="Table26.1" style:family="table-row">
      <style:table-row-properties style:keep-together="true" fo:keep-together="auto"/>
    </style:style>
    <style:style style:name="Table26.A1" style:family="table-cell">
      <style:table-cell-properties fo:padding="0.176cm" fo:border="0.035cm solid #ff0000" style:writing-mode="lr-tb"/>
    </style:style>
    <style:style style:name="Table27" style:family="table">
      <style:table-properties style:width="15.926cm" fo:margin-left="-0.206cm" fo:margin-top="0cm" fo:margin-bottom="0cm" table:align="left" style:writing-mode="lr-tb"/>
    </style:style>
    <style:style style:name="Table27.A" style:family="table-column">
      <style:table-column-properties style:column-width="15.926cm"/>
    </style:style>
    <style:style style:name="Table27.1" style:family="table-row">
      <style:table-row-properties style:keep-together="true" fo:keep-together="auto"/>
    </style:style>
    <style:style style:name="Table27.A1" style:family="table-cell">
      <style:table-cell-properties fo:padding="0.176cm" fo:border="0.035cm solid #000001" style:writing-mode="lr-tb"/>
    </style:style>
    <style:style style:name="Table28" style:family="table">
      <style:table-properties style:width="15.926cm" fo:margin-left="-0.206cm" fo:margin-top="0cm" fo:margin-bottom="0cm" table:align="left" style:writing-mode="lr-tb"/>
    </style:style>
    <style:style style:name="Table28.A" style:family="table-column">
      <style:table-column-properties style:column-width="15.926cm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fo:padding="0.176cm" fo:border="0.035cm solid #000001" style:writing-mode="lr-tb"/>
    </style:style>
    <style:style style:name="Table29" style:family="table">
      <style:table-properties style:width="15.926cm" fo:margin-left="-0.206cm" fo:margin-top="0cm" fo:margin-bottom="0cm" table:align="left" style:writing-mode="lr-tb"/>
    </style:style>
    <style:style style:name="Table29.A" style:family="table-column">
      <style:table-column-properties style:column-width="15.926cm"/>
    </style:style>
    <style:style style:name="Table29.1" style:family="table-row">
      <style:table-row-properties style:keep-together="true" fo:keep-together="auto"/>
    </style:style>
    <style:style style:name="Table29.A1" style:family="table-cell">
      <style:table-cell-properties fo:padding="0.176cm" fo:border="0.035cm solid #000001" style:writing-mode="lr-tb"/>
    </style:style>
    <style:style style:name="Table30" style:family="table">
      <style:table-properties style:width="15.926cm" fo:margin-left="-0.206cm" fo:margin-top="0cm" fo:margin-bottom="0cm" table:align="left" style:writing-mode="lr-tb"/>
    </style:style>
    <style:style style:name="Table30.A" style:family="table-column">
      <style:table-column-properties style:column-width="15.926cm"/>
    </style:style>
    <style:style style:name="Table30.1" style:family="table-row">
      <style:table-row-properties style:keep-together="true" fo:keep-together="auto"/>
    </style:style>
    <style:style style:name="Table30.A1" style:family="table-cell">
      <style:table-cell-properties fo:padding="0.176cm" fo:border="0.035cm solid #000001" style:writing-mode="lr-tb"/>
    </style:style>
    <style:style style:name="Table31" style:family="table">
      <style:table-properties style:width="15.926cm" fo:margin-left="-0.206cm" fo:margin-top="0cm" fo:margin-bottom="0cm" table:align="left" style:writing-mode="lr-tb"/>
    </style:style>
    <style:style style:name="Table31.A" style:family="table-column">
      <style:table-column-properties style:column-width="15.926cm"/>
    </style:style>
    <style:style style:name="Table31.1" style:family="table-row">
      <style:table-row-properties style:keep-together="true" fo:keep-together="auto"/>
    </style:style>
    <style:style style:name="Table31.A1" style:family="table-cell">
      <style:table-cell-properties fo:padding="0.176cm" fo:border="0.035cm solid #ff0000" style:writing-mode="lr-tb"/>
    </style:style>
    <style:style style:name="Table32" style:family="table">
      <style:table-properties style:width="15.926cm" fo:margin-left="-0.206cm" fo:margin-top="0cm" fo:margin-bottom="0cm" table:align="left" style:writing-mode="lr-tb"/>
    </style:style>
    <style:style style:name="Table32.A" style:family="table-column">
      <style:table-column-properties style:column-width="15.926cm"/>
    </style:style>
    <style:style style:name="Table32.1" style:family="table-row">
      <style:table-row-properties style:keep-together="true" fo:keep-together="auto"/>
    </style:style>
    <style:style style:name="Table32.A1" style:family="table-cell">
      <style:table-cell-properties fo:padding="0.176cm" fo:border="0.035cm solid #ff0000" style:writing-mode="lr-tb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 fo:orphans="0" fo:widows="0"/>
    </style:style>
    <style:style style:name="P3" style:family="paragraph" style:parent-style-name="Standard">
      <style:paragraph-properties loext:contextual-spacing="false" fo:margin-top="0cm" fo:margin-bottom="0cm"/>
      <style:text-properties fo:font-style="italic" style:font-style-asian="italic" style:font-style-complex="italic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keep-with-next="auto"/>
    </style:style>
    <style:style style:name="P5" style:family="paragraph" style:parent-style-name="Heading_20_2">
      <style:paragraph-properties loext:contextual-spacing="false" fo:margin-top="0.635cm" fo:margin-bottom="0.212cm"/>
    </style:style>
    <style:style style:name="P6" style:family="paragraph" style:parent-style-name="Code">
      <style:text-properties fo:font-size="10pt" style:font-size-asian="10pt" style:font-size-complex="10pt"/>
    </style:style>
    <style:style style:name="P7" style:family="paragraph" style:parent-style-name="Title" style:master-page-name="Standard">
      <style:paragraph-properties loext:contextual-spacing="false" fo:margin-top="0cm" fo:margin-bottom="0.106cm" fo:text-align="center" style:justify-single-word="false" style:page-number="1"/>
    </style:style>
    <style:style style:name="P8" style:family="paragraph" style:parent-style-name="Standard" style:list-style-name="L1"/>
    <style:style style:name="P9" style:family="paragraph" style:parent-style-name="Standard" style:list-style-name="L1">
      <style:paragraph-properties loext:contextual-spacing="false" fo:margin-top="0cm" fo:margin-bottom="0cm"/>
    </style:style>
    <style:style style:name="P10" style:family="paragraph" style:parent-style-name="Standard" style:list-style-name="L2">
      <style:paragraph-properties fo:margin-top="0cm" fo:margin-bottom="0cm"/>
    </style:style>
    <style:style style:name="P11" style:family="paragraph" style:parent-style-name="Standard" style:list-style-name="L3">
      <style:paragraph-properties loext:contextual-spacing="false" fo:margin-top="0cm" fo:margin-bottom="0cm"/>
    </style:style>
    <style:style style:name="P12" style:family="paragraph"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cupkl1pt9rcp"/>Indeksy - Karta pracy nr 2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Imię i Nazwisko:</text:p>
          </table:table-cell>
          <table:table-cell table:style-name="Table1.B1" office:value-type="string">
            <text:p text:style-name="P2"/>
          </table:table-cell>
        </table:table-row>
      </table:table>
      <text:p text:style-name="P1"/>
      <text:p text:style-name="P1">Swoje odpowiedzi wpisuj w <text:span text:style-name="T2">czerwone pola</text:span>. Preferowane są zrzuty ekranu, <text:span text:style-name="T2">wymagane</text:span> komentarze.</text:p>
      <text:p text:style-name="Heading_20_2">Co jest potrzebne?</text:p>
      <text:p text:style-name="Standard">Do wykonania ćwiczenia potrzebne są:</text:p>
      <text:list xml:id="list3768265534801993351" text:style-name="L1">
        <text:list-item>
          <text:p text:style-name="P8"><text:span text:style-name="T2">MS SQL Server </text:span>wersja co najmniej 2016,</text:p>
        </text:list-item>
        <text:list-item>
          <text:p text:style-name="P9">przykładowa baza danych <text:span text:style-name="T2">AdventureWorks2017</text:span><text:span text:style-name="T3">.</text:span></text:p>
        </text:list-item>
      </text:list>
      <text:p text:style-name="P5"><text:bookmark text:name="_jyoiuzwzipk4"/>Przygotowanie</text:p>
      <text:p text:style-name="P1">Stwórz swoją bazę danych o nazwie <text:span text:style-name="T2">XYZ</text:span><text:span text:style-name="T3">. Jeśli jednak dzielisz z kimś serwer, to użyj swoich inicjałów:</text:span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Code">CREATE DATABASE XYZ</text:p>
            <text:p text:style-name="Code">GO</text:p>
            <text:p text:style-name="Code"/>
            <text:p text:style-name="Code">USE XYZ</text:p>
            <text:p text:style-name="Code">GO</text:p>
          </table:table-cell>
        </table:table-row>
      </table:table>
      <text:p text:style-name="Heading_20_2">Dokumentacja</text:p>
      <text:p text:style-name="P1">Obowiązkowo:</text:p>
      <text:list xml:id="list1235481431012557323" text:style-name="L2">
        <text:list-item>
          <text:p text:style-name="P10"><text:a xlink:type="simple" xlink:href="https://docs.microsoft.com/en-us/sql/relational-databases/indexes/indexes" text:style-name="Internet_20_link" text:visited-style-name="Visited_20_Internet_20_Link"><text:span text:style-name="T1">https://docs.microsoft.com/en-us/sql/relational-databases/indexes/indexes</text:span></text:a> </text:p>
        </text:list-item>
        <text:list-item>
          <text:p text:style-name="P10"><text:a xlink:type="simple" xlink:href="https://docs.microsoft.com/en-us/sql/relational-databases/sql-server-index-design-guide" text:style-name="Internet_20_link" text:visited-style-name="Visited_20_Internet_20_Link">https://docs.microsoft.com/en-us/sql/relational-databases/sql-server-index-design-guide</text:a></text:p>
        </text:list-item>
        <text:list-item>
          <text:p text:style-name="P10"><text:a xlink:type="simple" xlink:href="https://www.simple-talk.com/sql/performance/14-sql-server-indexing-questions-you-were-too-shy-to-ask/" text:style-name="Internet_20_link" text:visited-style-name="Visited_20_Internet_20_Link"><text:span text:style-name="T1">https://www.simple-talk.com/sql/performance/14-sql-server-indexing-questions-you-were-too-shy-to-ask/</text:span></text:a> </text:p>
        </text:list-item>
      </text:list>
      <text:p text:style-name="P1">Materiały rozszerzające:</text:p>
      <text:list xml:id="list2483445924679139384" text:style-name="L3">
        <text:list-item>
          <text:p text:style-name="P11"><text:a xlink:type="simple" xlink:href="https://www.sqlshack.com/sql-server-query-execution-plans-examples-select-statement/" text:style-name="Internet_20_link" text:visited-style-name="Visited_20_Internet_20_Link"><text:span text:style-name="T1">https://www.sqlshack.com/sql-server-query-execution-plans-examples-select-statement/</text:span></text:a></text:p>
        </text:list-item>
      </text:list>
      <text:p text:style-name="P1"><draw:rect text:anchor-type="as-char" svg:y="0cm" draw:z-index="0" draw:style-name="gr1" draw:text-style-name="P12" svg:width="0.003cm" svg:height="0.054cm"><text:p/></draw:rect></text:p>
      <text:p text:style-name="P5"><text:bookmark text:name="_w7l6vxbl16cr"/>Zadanie 1 – Indeksy klastrowane I nieklastrowane</text:p>
      <text:p text:style-name="P1">Celem zadania jest poznanie indeksów <text:span text:style-name="T2">klastrowanych</text:span> i <text:span text:style-name="T2">nieklastrowanych</text:span>.<draw:rect text:anchor-type="as-char" svg:y="0cm" draw:z-index="1" draw:style-name="gr1" draw:text-style-name="P12" svg:width="0.003cm" svg:height="0.054cm"><text:p/></draw:rect></text:p>
      <text:p text:style-name="P1"/>
      <text:p text:style-name="P1">Skopiuj tablicę Customer do swojej bazy danych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Code">SELECT * INTO [Customer] FROM [AdventureWorks2017].[Sales].[Customer]</text:p>
          </table:table-cell>
        </table:table-row>
      </table:table>
      <text:p text:style-name="P1"/>
      <text:p text:style-name="P1">Wykonaj analizy zapytań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Code">SELECT * FROM Customer WHERE StoreID = 594</text:p>
            <text:p text:style-name="Code">SELECT * FROM Customer WHERE StoreID BETWEEN 594 AND 610</text:p>
          </table:table-cell>
        </table:table-row>
      </table:table>
      <text:p text:style-name="P1"><text:soft-page-break/></text:p>
      <text:p text:style-name="P1">Zanotuj czas zapytania, jego koszt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1"/>
      <text:p text:style-name="P1">Dodaj indek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Code">CREATE INDEX Customer_Store_Idx ON Customer(StoreID)</text:p>
          </table:table-cell>
        </table:table-row>
      </table:table>
      <text:p text:style-name="P1"/>
      <text:p text:style-name="P1">Jak zmienił się plan i czas? Czy jest możliwość optymalizacji?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"/>
          </table:table-cell>
        </table:table-row>
      </table:table>
      <text:p text:style-name="P1"/>
      <text:p text:style-name="P1">Dodaj indeks klastrowany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Code">CREATE CLUSTERED INDEX Customer_Store_Cls_Idx ON Customer(StoreID)</text:p>
          </table:table-cell>
        </table:table-row>
      </table:table>
      <text:p text:style-name="P1"/>
      <text:p text:style-name="P1">Czy zmienił się plan i czas? Skomentuj dwa podejścia w wyszukiwaniu krotek. 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"/>
          </table:table-cell>
        </table:table-row>
      </table:table>
      <text:p text:style-name="P5"><text:bookmark text:name="_28dn4rid66ob"/>Zadanie 2 – Indeksy zawierające dodatkowe dane z kolumn</text:p>
      <text:p text:style-name="P1">Celem zadania jest poznanie indeksów z przechowywaniem kolumn<draw:rect text:anchor-type="as-char" svg:y="0cm" draw:z-index="2" draw:style-name="gr1" draw:text-style-name="P12" svg:width="0.003cm" svg:height="0.054cm"><text:p/></draw:rect></text:p>
      <text:p text:style-name="P1">Skopiuj tablicę Person do swojej bazy danych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Code">SELECT [BusinessEntityID]</text:p>
            <text:p text:style-name="Code"><text:s text:c="6"/>,[PersonType]</text:p>
            <text:p text:style-name="Code"><text:s text:c="6"/>,[NameStyle]</text:p>
            <text:p text:style-name="Code"><text:s text:c="6"/>,[Title]</text:p>
            <text:p text:style-name="Code"><text:s text:c="6"/>,[FirstName]</text:p>
            <text:p text:style-name="Code"><text:s text:c="6"/>,[MiddleName]</text:p>
            <text:p text:style-name="Code"><text:s text:c="6"/>,[LastName]</text:p>
            <text:p text:style-name="Code"><text:s text:c="6"/>,[Suffix]</text:p>
            <text:p text:style-name="Code"><text:s text:c="6"/>,[EmailPromotion]</text:p>
            <text:p text:style-name="Code"><text:s text:c="6"/>,[rowguid]</text:p>
            <text:p text:style-name="Code"><text:s text:c="6"/>,[ModifiedDate] </text:p>
            <text:p text:style-name="Code">INTO [Person] </text:p>
            <text:p text:style-name="Code">FROM [AdventureWorks2017].[Person].[Person]</text:p>
          </table:table-cell>
        </table:table-row>
      </table:table>
      <text:p text:style-name="P1"/>
      <text:p text:style-name="P1">Wykonaj analizę planu dla trzech zapytań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Code">SELECT * FROM [Person] WHERE LastName = 'Agbonile'</text:p>
            <text:p text:style-name="Code"/>
            <text:p text:style-name="Code">SELECT * FROM [Person] WHERE LastName = 'Agbonile' AND FirstName = 'Osarumwense'</text:p>
            <text:p text:style-name="Code"/>
            <text:p text:style-name="Code">SELECT * FROM [Person] WHERE FirstName = 'Osarumwense'</text:p>
          </table:table-cell>
        </table:table-row>
      </table:table>
      <text:p text:style-name="P1"/>
      <text:p text:style-name="P1">Co można o nich powiedzieć?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"/>
          </table:table-cell>
        </table:table-row>
      </table:table>
      <text:p text:style-name="P1"/>
      <text:p text:style-name="P1">Przygotuj indeks obejmujący te zapytanie:</text:p>
      <table:table table:name="Table13" table:style-name="Table13">
        <table:table-column table:style-name="Table13.A"/>
        <text:soft-page-break/>
        <table:table-row table:style-name="Table13.1">
          <table:table-cell table:style-name="Table13.A1" office:value-type="string">
            <text:p text:style-name="Code">CREATE INDEX Person_First_Last_Name_Idx </text:p>
            <text:p text:style-name="Code">ON Person(LastName, FirstName)</text:p>
          </table:table-cell>
        </table:table-row>
      </table:table>
      <text:p text:style-name="P1"/>
      <text:p text:style-name="P1">Sprawdź plan zapytania. Co się zmieniło?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"/>
          </table:table-cell>
        </table:table-row>
      </table:table>
      <text:p text:style-name="P1"/>
      <text:p text:style-name="P1">Przeprowadź ponownie analizę zapytań tym razem dla parametrów: FirstName = ‘Angela’ LastName = ‘Price’. (Trzy zapytania, różna kombinacja parametrów). Czym różni się ten plan od zapytania o 'Osarumwense Agbonile' . Dlaczego tak jest?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"/>
          </table:table-cell>
        </table:table-row>
      </table:table>
      <text:p text:style-name="P5"><text:bookmark text:name="_r263co84hyoj"/>Zadanie 3</text:p>
      <text:p text:style-name="P1">Skopiuj tablicę PurchaseOrderDetail do swojej bazy danych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Code">SELECT * INTO [PurchaseOrderDetail] FROM <text:s/>[AdventureWorks2017].[Purchasing].[PurchaseOrderDetail]</text:p>
          </table:table-cell>
        </table:table-row>
      </table:table>
      <text:p text:style-name="P1"/>
      <text:p text:style-name="P1">Wykonaj analizę zapytania: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Code">SELECT RejectedQty, ((RejectedQty/OrderQty)*100) AS RejectionRate, ProductID, DueDate</text:p>
            <text:p text:style-name="Code">FROM PurchaseOrderDetail</text:p>
            <text:p text:style-name="Code">ORDER BY RejectedQty DESC, ProductID ASC</text:p>
          </table:table-cell>
        </table:table-row>
      </table:table>
      <text:p text:style-name="P1"/>
      <text:p text:style-name="P1">Która część zapytania ma największy koszt? 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"/>
          </table:table-cell>
        </table:table-row>
      </table:table>
      <text:p text:style-name="P1"/>
      <text:p text:style-name="P1">Jaki indeks można zastosować aby zoptymalizować koszt zapytania? Napisz go: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"/>
          </table:table-cell>
        </table:table-row>
      </table:table>
      <text:p text:style-name="P1"/>
      <text:p text:style-name="P1">Wklej obrazek z planem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"/>
          </table:table-cell>
        </table:table-row>
      </table:table>
      <text:p text:style-name="P5"><text:bookmark text:name="_xhcm1me4jg3b"/>Zadanie 4</text:p>
      <text:p text:style-name="P1">Celem zadania jest porównanie indeksów zawierających wszystkie kolumny z przechowującym kolumny.</text:p>
      <text:p text:style-name="P1">Skopiuj teblicę Address do swojej bazy danych: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6">SELECT * INTO [Address] FROM <text:s/>[AdventureWorks2017].[Person].[Address]</text:p>
          </table:table-cell>
        </table:table-row>
      </table:table>
      <text:p text:style-name="P1"/>
      <text:p text:style-name="P1">W tej części będziemy analizować następujące zapytanie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Code">SELECT AddressLine1, AddressLine2, City, StateProvinceID, PostalCode</text:p>
            <text:p text:style-name="Code">FROM Address</text:p>
            <text:p text:style-name="Code">WHERE PostalCode BETWEEN N'98000' and N'99999'</text:p>
          </table:table-cell>
        </table:table-row>
      </table:table>
      <text:p text:style-name="P1"><text:soft-page-break/></text:p>
      <text:p text:style-name="P1">Stwórz dwa indeksy: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Code">CREATE INDEX Address_PostalCode_1</text:p>
            <text:p text:style-name="Code">ON Address (PostalCode)</text:p>
            <text:p text:style-name="Code">INCLUDE (AddressLine1, AddressLine2, City, StateProvinceID);</text:p>
            <text:p text:style-name="Code">GO</text:p>
            <text:p text:style-name="Code"/>
            <text:p text:style-name="Code">CREATE INDEX Address_PostalCode_2</text:p>
            <text:p text:style-name="Code">ON Address (PostalCode, AddressLine1, AddressLine2, City, StateProvinceID);</text:p>
            <text:p text:style-name="Code">GO</text:p>
          </table:table-cell>
        </table:table-row>
      </table:table>
      <text:p text:style-name="P1"/>
      <text:p text:style-name="P1">Czy jest widoczna różnica w zapytaniach? Jeśli tak to jaka? Aby wymusić użycie indeksu użyj WITH(INDEX(Address_PostalCode_1)) po FROM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2"/>
          </table:table-cell>
        </table:table-row>
      </table:table>
      <text:p text:style-name="P1"/>
      <text:p text:style-name="P1">Sprawdź rozmiar Indeksów: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Code">SELECT i.[name] AS IndexName, SUM(s.[used_page_count]) * 8 AS IndexSizeKB</text:p>
            <text:p text:style-name="Code">FROM sys.dm_db_partition_stats AS s</text:p>
            <text:p text:style-name="Code">INNER JOIN sys.indexes AS i ON s.[object_id] = i.[object_id] AND s.[index_id] = i.[index_id]</text:p>
            <text:p text:style-name="Code">WHERE i.[name] = 'Address_PostalCode_1' OR i.[name] = 'Address_PostalCode_2'</text:p>
            <text:p text:style-name="Code">GROUP BY i.[name]</text:p>
            <text:p text:style-name="Code">GO</text:p>
          </table:table-cell>
        </table:table-row>
      </table:table>
      <text:p text:style-name="P1"/>
      <text:p text:style-name="P1">Który jest większy? Jak można skomentować te dwa podejścia? Które kolumny wpływają na to?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2"/>
          </table:table-cell>
        </table:table-row>
      </table:table>
      <text:p text:style-name="P5"><text:bookmark text:name="_brj2lg574v1j"/>Zadanie 5 – Indeksy z filtrami</text:p>
      <text:p text:style-name="P1">Celem zadania jest poznanie indeksów z filtrami.</text:p>
      <text:p text:style-name="P1">Skopiuj tablicę BillOfMaterials do swojej bazy danych: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Code">SELECT * INTO BillOfMaterials</text:p>
            <text:p text:style-name="Code">FROM [AdventureWorks2017].[Production].BillOfMaterials </text:p>
          </table:table-cell>
        </table:table-row>
      </table:table>
      <text:p text:style-name="P1"/>
      <text:p text:style-name="P1">W tej części analizujemy zapytanie: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Code">SELECT ProductAssemblyID, ComponentID, StartDate </text:p>
            <text:p text:style-name="Code">FROM BillOfMaterials</text:p>
            <text:p text:style-name="Code">WHERE EndDate IS NOT NULL </text:p>
            <text:p text:style-name="Code"><text:s text:c="4"/>AND ComponentID = 327</text:p>
            <text:p text:style-name="Code"><text:s text:c="4"/>AND StartDate &gt;= '2010-08-05'</text:p>
          </table:table-cell>
        </table:table-row>
      </table:table>
      <text:p text:style-name="P1"/>
      <text:p text:style-name="P1">Zastosuj indeks: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Code">CREATE NONCLUSTERED INDEX BillOfMaterials_Cond_Idx</text:p>
            <text:p text:style-name="Code"><text:s text:c="4"/>ON BillOfMaterials (ComponentID, StartDate)</text:p>
            <text:p text:style-name="Code"><text:s text:c="4"/>WHERE EndDate IS NOT NULL</text:p>
          </table:table-cell>
        </table:table-row>
      </table:table>
      <text:p text:style-name="P1"><text:soft-page-break/>Sprawdź czy działa. Wykonaj plan poniższego zapytania: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Code">SELECT ProductAssemblyID, ComponentID, StartDate </text:p>
            <text:p text:style-name="Code">FROM BillOfMaterials</text:p>
            <text:p text:style-name="Code">WHERE ComponentID = 327 </text:p>
            <text:p text:style-name="Code"><text:s text:c="4"/>AND StartDate &gt; '2010-08-05'</text:p>
          </table:table-cell>
        </table:table-row>
      </table:table>
      <text:p text:style-name="P1"/>
      <text:p text:style-name="P1">Czy indeks został użyty? Dlaczego?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4"/>
          </table:table-cell>
        </table:table-row>
      </table:table>
      <text:p text:style-name="P1"/>
      <text:p text:style-name="P1">Spróbuj wymusić indeks. Co się stało, dlaczego takie zachowanie?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tru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tru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tru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tru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tru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tru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tru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tru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/>
      <style:text-properties fo:color="#0066ff" style:font-name="Courier New"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0-04-21T16:02:46.09</dc:date>
    <dc:creator>Rafał Wcisło</dc:creator>
    <meta:editing-duration>PT1H30M32S</meta:editing-duration>
    <meta:editing-cycles>5</meta:editing-cycles>
    <meta:document-statistic meta:table-count="32" meta:image-count="0" meta:object-count="0" meta:page-count="5" meta:paragraph-count="118" meta:word-count="599" meta:character-count="5055"/>
  </office:meta>
</office:document-meta>
</file>